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0.76cm" fo:min-width="0.51cm"/>
    </style:style>
    <style:style style:name="gr12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0.76cm" fo:min-width="0.5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 draw:opacity="54%"/>
      <style:paragraph-properties fo:text-align="center"/>
    </style:style>
    <style:style style:name="P9" style:family="paragraph">
      <loext:graphic-properties draw:fill-color="#cc00cc" draw:opacity="54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0.0356047167406797) translate (14.811cm 19.78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  <draw:line draw:style-name="gr9" draw:text-style-name="P7" draw:layer="layout" svg:x1="5.7cm" svg:y1="11.2cm" svg:x2="5.7cm" svg:y2="11.6cm">
          <text:p/>
        </draw:line>
        <draw:line draw:style-name="gr10" draw:text-style-name="P7" draw:layer="layout" svg:x1="15.3cm" svg:y1="19.6cm" svg:x2="15.2cm" svg:y2="11.5cm">
          <text:p/>
        </draw:line>
        <draw:line draw:style-name="gr10" draw:text-style-name="P7" draw:layer="layout" svg:x1="15cm" svg:y1="11.3cm" svg:x2="11.9cm" svg:y2="11.3cm">
          <text:p/>
        </draw:line>
        <draw:custom-shape draw:style-name="gr11" draw:text-style-name="P8" draw:layer="layout" svg:width="1.01cm" svg:height="1.01cm" svg:x="10.69cm" svg:y="1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01cm" svg:height="1.01cm" svg:x="9.39cm" svg:y="10.9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cm" svg:y1="11.4cm" svg:x2="9.2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15:07.561934678</dc:date>
    <meta:editing-duration>PT1H22M40S</meta:editing-duration>
    <meta:editing-cycles>18</meta:editing-cycles>
    <meta:generator>LibreOffice/5.1.6.2$Linux_X86_64 LibreOffice_project/10m0$Build-2</meta:generator>
    <meta:document-statistic meta:object-count="18"/>
  </office:meta>
</office:document-meta>
</file>